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740000060C3724C6226036918C.png" manifest:media-type="image/png"/>
  <manifest:file-entry manifest:full-path="Pictures/1000000100000DE800000A3EF6628447CD4C8F80.png" manifest:media-type="image/png"/>
  <manifest:file-entry manifest:full-path="Pictures/10000000000011D400000C7808DFC7991767ED1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685cm" fo:min-width="13.54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Диаграмма компонентов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38cm" svg:height="20.131cm" svg:x="-0.038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2" draw:text-style-name="P2" draw:layer="layout" svg:width="14.048cm" svg:height="1.187cm" svg:x="7.5cm" svg:y="0.113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2T1">
        <draw:frame draw:style-name="gr1" draw:text-style-name="P1" draw:layer="layout" svg:width="27.939cm" svg:height="20.577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2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609cm" svg:height="21.589cm" svg:x="0.665cm" svg:y="0.009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2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3:07:09.881203583</meta:creation-date>
    <dc:date>2022-11-26T13:51:01.095394348</dc:date>
    <meta:editing-duration>PT23M14S</meta:editing-duration>
    <meta:editing-cycles>4</meta:editing-cycles>
    <meta:generator>LibreOffice/7.4.3.2$MacOSX_X86_64 LibreOffice_project/1048a8393ae2eeec98dff31b5c133c5f1d08b890</meta:generator>
    <meta:document-statistic meta:object-count="33"/>
  </office:meta>
</office:document-meta>
</file>